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738cm"/>
    </style:style>
    <style:style style:name="gr2" style:family="graphic" style:parent-style-name="standard">
      <style:graphic-properties draw:fill="solid" draw:fill-color="#ccffcc" draw:textarea-horizontal-align="justify" draw:textarea-vertical-align="middle" draw:auto-grow-height="false" fo:min-height="6.735cm" fo:min-width="4.83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118cm"/>
    </style:style>
    <style:style style:name="gr8" style:family="graphic" style:parent-style-name="standard">
      <style:graphic-properties draw:fill="solid" draw:fill-color="#ccffcc" draw:textarea-horizontal-align="justify" draw:textarea-vertical-align="middle" draw:auto-grow-height="false" fo:min-height="1.277cm" fo:min-width="2.105cm"/>
    </style:style>
    <style:style style:name="gr9" style:family="graphic" style:parent-style-name="standard">
      <style:graphic-properties draw:fill="solid" draw:fill-color="#ccffcc" draw:textarea-horizontal-align="justify" draw:textarea-vertical-align="middle" draw:auto-grow-height="false" fo:min-height="1.528cm" fo:min-width="1.152cm"/>
    </style:style>
    <style:style style:name="gr10" style:family="graphic" style:parent-style-name="standard">
      <style:graphic-properties draw:fill="solid" draw:fill-color="#ccffcc" draw:textarea-horizontal-align="justify" draw:textarea-vertical-align="middle" draw:auto-grow-height="false" fo:min-height="0.951cm" fo:min-width="2.7cm"/>
    </style:style>
    <style:style style:name="gr11" style:family="graphic" style:parent-style-name="standard">
      <style:graphic-properties draw:fill="solid" draw:fill-color="#ccffcc" draw:textarea-horizontal-align="justify" draw:textarea-vertical-align="middle" draw:auto-grow-height="false" fo:min-height="1.909cm" fo:min-width="2.313cm"/>
    </style:style>
    <style:style style:name="gr12" style:family="graphic" style:parent-style-name="standard">
      <style:graphic-properties draw:fill="solid" draw:fill-color="#ccffcc" draw:textarea-horizontal-align="justify" draw:textarea-vertical-align="middle" draw:auto-grow-height="false" fo:min-height="1.909cm" fo:min-width="2.294cm"/>
    </style:style>
    <style:style style:name="gr13" style:family="graphic" style:parent-style-name="standard">
      <style:graphic-properties draw:fill="solid" draw:fill-color="#ccffcc" draw:textarea-horizontal-align="justify" draw:textarea-vertical-align="middle" draw:auto-grow-height="false" fo:min-height="1.368cm" fo:min-width="2.19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14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18cm"/>
    </style:style>
    <style:style style:name="co1" style:family="table-column">
      <style:table-column-properties style:column-width="4.538cm" style:use-optimal-column-width="false"/>
    </style:style>
    <style:style style:name="co2" style:family="table-column">
      <style:table-column-properties style:column-width="4.548cm" style:use-optimal-column-width="false"/>
    </style:style>
    <style:style style:name="co3" style:family="table-column">
      <style:table-column-properties style:column-width="6.422cm" style:use-optimal-column-width="false"/>
    </style:style>
    <style:style style:name="co4" style:family="table-column">
      <style:table-column-properties style:column-width="13.86cm" style:use-optimal-column-width="false"/>
    </style:style>
    <style:style style:name="co5" style:family="table-column">
      <style:table-column-properties style:column-width="15.977cm" style:use-optimal-column-width="false"/>
    </style:style>
    <style:style style:name="co6" style:family="table-column">
      <style:table-column-properties style:column-width="10.37cm" style:use-optimal-column-width="false"/>
    </style:style>
    <style:style style:name="co7" style:family="table-column">
      <style:table-column-properties style:column-width="9.309cm" style:use-optimal-column-width="false"/>
    </style:style>
    <style:style style:name="co8" style:family="table-column">
      <style:table-column-properties style:column-width="8.831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769cm"/>
    </style:style>
    <style:style style:name="ro3" style:family="table-row">
      <style:table-row-properties style:row-height="1.546cm"/>
    </style:style>
    <style:style style:name="ro4" style:family="table-row">
      <style:table-row-properties style:row-height="1.395cm"/>
    </style:style>
    <style:style style:name="ro5" style:family="table-row">
      <style:table-row-properties style:row-height="1.153cm"/>
    </style:style>
    <style:style style:name="ro6" style:family="table-row">
      <style:table-row-properties style:row-height="1.34cm"/>
    </style:style>
    <style:style style:name="ro7" style:family="table-row">
      <style:table-row-properties style:row-height="3.153cm"/>
    </style:style>
    <style:style style:name="ce1" style:family="table-cell">
      <style:graphic-properties style:repeat="repeat"/>
      <style:text-properties fo:color="#0066cc"/>
    </style:style>
    <style:style style:name="ce2" style:family="table-cell">
      <style:graphic-properties style:repeat="repeat"/>
      <style:text-properties fo:color="#0066cc"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  <style:text-properties fo:color="#0066cc" fo:font-size="14pt" style:font-size-asian="14pt" style:font-size-complex="14pt"/>
    </style:style>
    <style:style style:name="P1" style:family="paragraph"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66c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0066cc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66cc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38cm" svg:height="1.119cm" svg:x="7.604cm" svg:y="3.159cm">
          <draw:text-box>
            <text:p><text:span text:style-name="T1">D_latch Module</text:span></text:p>
          </draw:text-box>
        </draw:frame>
        <draw:custom-shape draw:style-name="gr2" draw:text-style-name="P2" draw:layer="layout" svg:width="5.334cm" svg:height="6.985cm" svg:x="8.112cm" svg:y="7.604cm">
          <text:p text:style-name="P2">D_latch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1cm" svg:y1="8.874cm" svg:x2="8.212cm" svg:y2="8.874cm">
          <text:p/>
        </draw:line>
        <draw:line draw:style-name="gr3" draw:text-style-name="P2" draw:layer="layout" svg:x1="4.91cm" svg:y1="13.574cm" svg:x2="8.212cm" svg:y2="13.574cm">
          <text:p/>
        </draw:line>
        <draw:line draw:style-name="gr3" draw:text-style-name="P2" draw:layer="layout" svg:x1="13.41cm" svg:y1="11.274cm" svg:x2="16.712cm" svg:y2="11.274cm">
          <text:p/>
        </draw:line>
        <draw:frame draw:style-name="gr4" draw:text-style-name="P3" draw:layer="layout" svg:width="2.513cm" svg:height="0.962cm" svg:x="3.921cm" svg:y="7.35cm">
          <draw:text-box>
            <text:p><text:span text:style-name="T2">enable</text:span></text:p>
          </draw:text-box>
        </draw:frame>
        <draw:frame draw:style-name="gr5" draw:text-style-name="P3" draw:layer="layout" svg:width="1.806cm" svg:height="0.962cm" svg:x="3.922cm" svg:y="12.55cm">
          <draw:text-box>
            <text:p><text:span text:style-name="T2">data</text:span></text:p>
          </draw:text-box>
        </draw:frame>
        <draw:frame draw:style-name="gr6" draw:layer="layout" svg:width="0.853cm" svg:height="0.962cm" svg:x="15.732cm" svg:y="9.89cm">
          <draw:text-box>
            <text:p>q</text:p>
          </draw:text-box>
        </draw:frame>
      </draw:page>
      <draw:page draw:name="page2" draw:style-name="dp1" draw:master-page-name="Default">
        <draw:frame draw:style-name="standard" draw:layer="layout" svg:width="18.161cm" svg:height="6.68cm" svg:x="2.003cm" svg:y="6.4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<text:s text:c="4"/></text:span></text:p>
                <text:p><text:span text:style-name="T3"><text:s text:c="6"/></text:span><text:span text:style-name="T3">signal</text:span></text:p>
              </table:table-cell>
              <table:table-cell>
                <text:p><text:span text:style-name="T3"/></text:p>
                <text:p><text:span text:style-name="T3"><text:s text:c="5"/></text:span><text:span text:style-name="T3">direction</text:span></text:p>
              </table:table-cell>
              <table:table-cell>
                <text:p><text:span text:style-name="T3"/></text:p>
                <text:p><text:span text:style-name="T3"><text:s text:c="8"/></text:span><text:span text:style-name="T3">width</text:span></text:p>
              </table:table-cell>
              <table:table-cell>
                <text:p><text:span text:style-name="T3"/></text:p>
                <text:p><text:span text:style-name="T3"><text:s/></text:span><text:span text:style-name="T3">description</text:span></text:p>
              </table:table-cell>
            </table:table-row>
            <table:table-row table:style-name="ro2" table:default-cell-style-name="ce1">
              <table:table-cell>
                <text:p><text:span text:style-name="T3">enable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6"/></text:span><text:span text:style-name="T3">1 bit</text:span></text:p>
              </table:table-cell>
              <table:table-cell>
                <text:p><text:span text:style-name="T3">1 bit input <text:s text:c="5"/>data</text:span></text:p>
              </table:table-cell>
            </table:table-row>
            <table:table-row table:style-name="ro1" table:default-cell-style-name="ce1">
              <table:table-cell>
                <text:p><text:span text:style-name="T3">data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6"/></text:span><text:span text:style-name="T3">1 bit</text:span></text:p>
              </table:table-cell>
              <table:table-cell>
                <text:p><text:span text:style-name="T3">1 bit input data</text:span></text:p>
              </table:table-cell>
            </table:table-row>
            <table:table-row table:style-name="ro3" table:default-cell-style-name="ce1">
              <table:table-cell>
                <text:p><text:span text:style-name="T3">q</text:span></text:p>
              </table:table-cell>
              <table:table-cell>
                <text:p><text:span text:style-name="T3">output</text:span></text:p>
              </table:table-cell>
              <table:table-cell>
                <text:p><text:span text:style-name="T3"><text:s text:c="6"/></text:span><text:span text:style-name="T3">1 bit</text:span></text:p>
              </table:table-cell>
              <table:table-cell>
                <text:p><text:span text:style-name="T3">1 output dat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" draw:layer="layout" svg:width="7.618cm" svg:height="1.119cm" svg:x="6.669cm" svg:y="3.07cm">
          <draw:text-box>
            <text:p><text:span text:style-name="T1">Module description</text:span></text:p>
          </draw:text-box>
        </draw:frame>
      </draw:page>
      <draw:page draw:name="page3" draw:style-name="dp1" draw:master-page-name="Default">
        <draw:custom-shape draw:style-name="gr8" draw:text-style-name="P4" draw:layer="layout" svg:width="3.683cm" svg:height="2.159cm" svg:x="7.812cm" svg:y="4.175cm">
          <text:p text:style-name="P2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1" draw:id="id1" draw:layer="layout" svg:width="3.302cm" svg:height="3.556cm" svg:x="8.093cm" svg:y="11.765cm">
          <text:p text:style-name="P2"><text:span text:style-name="T4">sel=en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5.08cm" svg:height="1.905cm" svg:x="7.239cm" svg:y="8.085cm">
          <text:p text:style-name="P2"><text:span text:style-name="T5"><text:s text:c="4"/></text:span><text:span text:style-name="T5">input=enable,data</text:span></text:p>
          <text:p text:style-name="P2"><text:span text:style-name="T5">output=q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4" xml:id="id3" draw:id="id3" draw:layer="layout" svg:width="2.813cm" svg:height="2.159cm" svg:x="8.374cm" svg:y="17.737cm">
          <text:p text:style-name="P2"><text:span text:style-name="T4">q=data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" draw:id="id2" draw:layer="layout" svg:width="2.794cm" svg:height="2.159cm" svg:x="15.986cm" svg:y="14.97cm">
          <text:p text:style-name="P2"><text:span text:style-name="T4">q=q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4" draw:id="id4" draw:layer="layout" svg:width="3.81cm" svg:height="2.286cm" svg:x="7.885cm" svg:y="22.282cm">
          <text:p text:style-name="P2"><text:span text:style-name="T4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763cm" svg:y1="6.334cm" svg:x2="9.763cm" svg:y2="8.239cm">
          <text:p/>
        </draw:line>
        <draw:line draw:style-name="gr3" draw:text-style-name="P2" draw:layer="layout" svg:x1="9.79cm" svg:y1="10.017cm" svg:x2="9.79cm" svg:y2="11.922cm">
          <text:p/>
        </draw:line>
        <draw:connector draw:style-name="gr3" draw:text-style-name="P2" draw:layer="layout" svg:x1="11.395cm" svg:y1="13.543cm" svg:x2="17.383cm" svg:y2="14.97cm" draw:start-shape="id1" draw:start-glue-point="7" draw:end-shape="id2" draw:end-glue-point="0" svg:d="M11395 13543h5988v1427" svg:viewBox="0 0 5989 1428">
          <text:p/>
        </draw:connector>
        <draw:connector draw:style-name="gr3" draw:text-style-name="P2" draw:layer="layout" svg:x1="9.744cm" svg:y1="15.321cm" svg:x2="9.78cm" svg:y2="17.737cm" draw:start-shape="id1" draw:start-glue-point="6" draw:end-shape="id3" draw:end-glue-point="0" svg:d="M9744 15321v1208h36v1208" svg:viewBox="0 0 37 2417">
          <text:p/>
        </draw:connector>
        <draw:connector draw:style-name="gr3" draw:text-style-name="P2" draw:layer="layout" svg:x1="9.78cm" svg:y1="19.896cm" svg:x2="9.79cm" svg:y2="22.282cm" draw:start-shape="id3" draw:start-glue-point="2" draw:end-shape="id4" draw:end-glue-point="4" svg:d="M9780 19896v1193h10v1193" svg:viewBox="0 0 11 2387">
          <text:p/>
        </draw:connector>
        <draw:frame draw:style-name="gr14" draw:text-style-name="P6" draw:layer="layout" svg:width="1.239cm" svg:height="0.806cm" svg:x="13.7cm" svg:y="12.738cm">
          <draw:text-box>
            <text:p><text:span text:style-name="T4">low</text:span></text:p>
          </draw:text-box>
        </draw:frame>
        <draw:frame draw:style-name="gr15" draw:text-style-name="P6" draw:layer="layout" svg:width="1.748cm" svg:height="0.806cm" svg:x="9.89cm" svg:y="15.815cm">
          <draw:text-box>
            <text:p><text:span text:style-name="T4">high</text:span></text:p>
          </draw:text-box>
        </draw:frame>
        <draw:frame draw:style-name="gr16" draw:text-style-name="P1" draw:layer="layout" svg:width="8.647cm" svg:height="1.119cm" svg:x="6.531cm" svg:y="1.797cm">
          <draw:text-box>
            <text:p><text:span text:style-name="T1">Flow chart for D_latch</text:span></text:p>
          </draw:text-box>
        </draw:frame>
      </draw:page>
      <draw:page draw:name="page4" draw:style-name="dp1" draw:master-page-name="Default">
        <draw:frame draw:style-name="standard" draw:layer="layout" svg:width="64.768cm" svg:height="19.055cm" svg:x="-21.606cm" svg:y="4.04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>
                <text:p><text:span text:style-name="T6">S.no</text:span></text:p>
              </table:table-cell>
              <table:table-cell>
                <text:p><text:span text:style-name="T6">Functionality</text:span></text:p>
              </table:table-cell>
              <table:table-cell>
                <text:p><text:span text:style-name="T6"><text:s text:c="4"/></text:span><text:span text:style-name="T6">Test procedure</text:span></text:p>
              </table:table-cell>
              <table:table-cell>
                <text:p><text:span text:style-name="T6">Expected output</text:span></text:p>
              </table:table-cell>
              <table:table-cell>
                <text:p><text:span text:style-name="T6">Actual output</text:span></text:p>
              </table:table-cell>
              <table:table-cell>
                <text:p><text:span text:style-name="T6">Result </text:span></text:p>
                <text:p><text:span text:style-name="T6">Pass/fail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6">1.</text:span></text:p>
              </table:table-cell>
              <table:table-cell>
                <text:p><text:span text:style-name="T7">Enable check-</text:span></text:p>
                <text:p><text:span text:style-name="T7">Check for enable of circuit by making of enable <text:s/>is high.</text:span></text:p>
                <text:p><text:span text:style-name="T7"/></text:p>
                <text:p><text:span text:style-name="T7">According to spec output follows the input.</text:span></text:p>
              </table:table-cell>
              <table:table-cell>
                <text:p><text:span text:style-name="T7">Make enable=1</text:span></text:p>
                <text:p><text:span text:style-name="T7">input=data.</text:span></text:p>
              </table:table-cell>
              <table:table-cell>
                <text:p><text:span text:style-name="T7">q=data</text:span></text:p>
              </table:table-cell>
              <table:table-cell>
                <text:p><text:span text:style-name="T7">enable=1,</text:span><text:span text:style-name="T7"><text:tab/></text:span><text:span text:style-name="T7">data=1,</text:span><text:span text:style-name="T7"><text:tab/></text:span><text:span text:style-name="T7">q=1</text:span></text:p>
                <text:p><text:span text:style-name="T7">enable=1,</text:span><text:span text:style-name="T7"><text:tab/></text:span><text:span text:style-name="T7">data=z,</text:span><text:span text:style-name="T7"><text:tab/></text:span><text:span text:style-name="T7">q=z</text:span></text:p>
                <text:p><text:span text:style-name="T7">enable=1,</text:span><text:span text:style-name="T7"><text:tab/></text:span><text:span text:style-name="T7">data=0,</text:span><text:span text:style-name="T7"><text:tab/></text:span><text:span text:style-name="T7">q=0</text:span></text:p>
                <text:p><text:span text:style-name="T7">enable=1,</text:span><text:span text:style-name="T7"><text:tab/></text:span><text:span text:style-name="T7">data=x,</text:span><text:span text:style-name="T7"><text:tab/></text:span><text:span text:style-name="T7">q=x</text:span></text:p>
              </table:table-cell>
              <table:table-cell>
                <text:p><text:span text:style-name="T7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6">2.</text:span></text:p>
              </table:table-cell>
              <table:table-cell>
                <text:p><text:span text:style-name="T7">Enable check-</text:span></text:p>
                <text:p><text:span text:style-name="T7">Check for enable of circuit by making enable is unknown,</text:span></text:p>
                <text:p><text:span text:style-name="T7"/></text:p>
                <text:p><text:span text:style-name="T7">According to spec it holds the previous value.(not at first time).</text:span></text:p>
              </table:table-cell>
              <table:table-cell>
                <text:p><text:span text:style-name="T7">Make enable=x</text:span></text:p>
              </table:table-cell>
              <table:table-cell>
                <text:p><text:span text:style-name="T7">q=it holds the previous value</text:span></text:p>
              </table:table-cell>
              <table:table-cell>
                <text:p><text:span text:style-name="T7">enable=1,</text:span><text:span text:style-name="T7"><text:tab/></text:span><text:span text:style-name="T7">data=0,</text:span><text:span text:style-name="T7"><text:tab/></text:span><text:span text:style-name="T7">q=0</text:span></text:p>
                <text:p><text:span text:style-name="T7">enable=x,</text:span><text:span text:style-name="T7"><text:tab/></text:span><text:span text:style-name="T7">data=1,</text:span><text:span text:style-name="T7"><text:tab/></text:span><text:span text:style-name="T7">q=0</text:span></text:p>
                <text:p><text:span text:style-name="T7">enable=x,</text:span><text:span text:style-name="T7"><text:tab/></text:span><text:span text:style-name="T7">data=0,</text:span><text:span text:style-name="T7"><text:tab/></text:span><text:span text:style-name="T7">q=0</text:span></text:p>
                <text:p><text:span text:style-name="T7">enable=x,</text:span><text:span text:style-name="T7"><text:tab/></text:span><text:span text:style-name="T7">data=z,</text:span><text:span text:style-name="T7"><text:tab/></text:span><text:span text:style-name="T7">q=0</text:span></text:p>
                <text:p><text:span text:style-name="T7">enable=x,</text:span><text:span text:style-name="T7"><text:tab/></text:span><text:span text:style-name="T7">data=x,</text:span><text:span text:style-name="T7"><text:tab/></text:span><text:span text:style-name="T7">q=0</text:span></text:p>
                <text:p><text:span text:style-name="T7"/></text:p>
              </table:table-cell>
              <table:table-cell>
                <text:p><text:span text:style-name="T7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6">3.</text:span></text:p>
              </table:table-cell>
              <table:table-cell>
                <text:p><text:span text:style-name="T7">Enable check-</text:span></text:p>
                <text:p><text:span text:style-name="T7">Check for enable of circuit by making enable is unknown,then output is shutdown to 0.</text:span></text:p>
              </table:table-cell>
              <table:table-cell>
                <text:p><text:span text:style-name="T7">Make enable=0</text:span></text:p>
              </table:table-cell>
              <table:table-cell>
                <text:p><text:span text:style-name="T7">q=x</text:span></text:p>
              </table:table-cell>
              <table:table-cell>
                <text:p><text:span text:style-name="T7">enable=0,</text:span><text:span text:style-name="T7"><text:tab/></text:span><text:span text:style-name="T7">data=0,</text:span><text:span text:style-name="T7"><text:tab/></text:span><text:span text:style-name="T7">q=x</text:span></text:p>
                <text:p><text:span text:style-name="T7">enable=0,</text:span><text:span text:style-name="T7"><text:tab/></text:span><text:span text:style-name="T7">data=z,</text:span><text:span text:style-name="T7"><text:tab/></text:span><text:span text:style-name="T7">q=x</text:span></text:p>
                <text:p><text:span text:style-name="T7">enable=0,</text:span><text:span text:style-name="T7"><text:tab/></text:span><text:span text:style-name="T7">data=1,</text:span><text:span text:style-name="T7"><text:tab/></text:span><text:span text:style-name="T7">q=x</text:span></text:p>
                <text:p><text:span text:style-name="T7">enable=0,</text:span><text:span text:style-name="T7"><text:tab/></text:span><text:span text:style-name="T7">data=x,</text:span><text:span text:style-name="T7"><text:tab/></text:span><text:span text:style-name="T7">q=x</text:span></text:p>
                <text:p><text:span text:style-name="T7"/></text:p>
              </table:table-cell>
              <table:table-cell>
                <text:p><text:span text:style-name="T7">pass</text:span></text:p>
              </table:table-cell>
            </table:table-row>
            <table:table-row table:style-name="ro7" table:default-cell-style-name="ce3">
              <table:table-cell table:style-name="ce2">
                <text:p><text:span text:style-name="T6">4.</text:span></text:p>
              </table:table-cell>
              <table:table-cell>
                <text:p><text:span text:style-name="T7">Enable check-</text:span></text:p>
                <text:p><text:span text:style-name="T7">Check for enable of circuit by making enable is z,</text:span></text:p>
                <text:p><text:span text:style-name="T7"/></text:p>
                <text:p><text:span text:style-name="T7">According to spec it holds the previous value.(not at first time).</text:span></text:p>
              </table:table-cell>
              <table:table-cell>
                <text:p><text:span text:style-name="T7">Make enable=z</text:span></text:p>
              </table:table-cell>
              <table:table-cell>
                <text:p><text:span text:style-name="T7">q=it holds the previous value</text:span></text:p>
              </table:table-cell>
              <table:table-cell>
                <text:p><text:span text:style-name="T7">enable=1,</text:span><text:span text:style-name="T7"><text:tab/></text:span><text:span text:style-name="T7">data=0,</text:span><text:span text:style-name="T7"><text:tab/></text:span><text:span text:style-name="T7">q=0</text:span></text:p>
                <text:p><text:span text:style-name="T7">enable=z,</text:span><text:span text:style-name="T7"><text:tab/></text:span><text:span text:style-name="T7">data=1,</text:span><text:span text:style-name="T7"><text:tab/></text:span><text:span text:style-name="T7">q=0</text:span></text:p>
                <text:p><text:span text:style-name="T7">enable=z,</text:span><text:span text:style-name="T7"><text:tab/></text:span><text:span text:style-name="T7">data=0,</text:span><text:span text:style-name="T7"><text:tab/></text:span><text:span text:style-name="T7">q=0</text:span></text:p>
                <text:p><text:span text:style-name="T7">enable=z,</text:span><text:span text:style-name="T7"><text:tab/></text:span><text:span text:style-name="T7">data=z,</text:span><text:span text:style-name="T7"><text:tab/></text:span><text:span text:style-name="T7">q=0</text:span></text:p>
                <text:p><text:span text:style-name="T7">enable=z,</text:span><text:span text:style-name="T7"><text:tab/></text:span><text:span text:style-name="T7">data=x,</text:span><text:span text:style-name="T7"><text:tab/></text:span><text:span text:style-name="T7">q=0</text:span></text:p>
                <text:p><text:span text:style-name="T7"/></text:p>
              </table:table-cell>
              <table:table-cell>
                <text:p><text:span text:style-name="T7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6">5.</text:span></text:p>
              </table:table-cell>
              <table:table-cell>
                <text:p><text:span text:style-name="T7">Data check-</text:span></text:p>
                <text:p><text:span text:style-name="T7">Check for,if data is unknown or z ,when enable is high</text:span></text:p>
                <text:p><text:span text:style-name="T7"/></text:p>
                <text:p><text:span text:style-name="T7">According to spec output follows the input.</text:span></text:p>
              </table:table-cell>
              <table:table-cell>
                <text:p><text:span text:style-name="T7">Make </text:span></text:p>
                <text:p><text:span text:style-name="T7">data=x or z,</text:span></text:p>
                <text:p><text:span text:style-name="T7">Enable =1</text:span></text:p>
              </table:table-cell>
              <table:table-cell>
                <text:p><text:span text:style-name="T7">q=data</text:span></text:p>
              </table:table-cell>
              <table:table-cell>
                <text:p><text:span text:style-name="T7">enable=1,</text:span><text:span text:style-name="T7"><text:tab/></text:span><text:span text:style-name="T7">data=z,</text:span><text:span text:style-name="T7"><text:tab/></text:span><text:span text:style-name="T7">q=z</text:span></text:p>
                <text:p><text:span text:style-name="T7">enable=1,</text:span><text:span text:style-name="T7"><text:tab/></text:span><text:span text:style-name="T7">data=x,</text:span><text:span text:style-name="T7"><text:tab/></text:span><text:span text:style-name="T7">q=x</text:span></text:p>
                <text:p><text:span text:style-name="T7"/></text:p>
              </table:table-cell>
              <table:table-cell>
                <text:p><text:span text:style-name="T7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6">6.</text:span></text:p>
              </table:table-cell>
              <table:table-cell>
                <text:p><text:span text:style-name="T7">Data check-</text:span></text:p>
                <text:p><text:span text:style-name="T7">Check for, if data is unknown or z, when enable is low.</text:span></text:p>
                <text:p><text:span text:style-name="T7">It holds the previous data.</text:span></text:p>
              </table:table-cell>
              <table:table-cell>
                <text:p><text:span text:style-name="T7">Make </text:span></text:p>
                <text:p><text:span text:style-name="T7">data=z or x</text:span></text:p>
                <text:p><text:span text:style-name="T7">enable=0</text:span></text:p>
              </table:table-cell>
              <table:table-cell>
                <text:p><text:span text:style-name="T7">q=x</text:span></text:p>
              </table:table-cell>
              <table:table-cell>
                <text:p><text:span text:style-name="T7">enable=0,</text:span><text:span text:style-name="T7"><text:tab/></text:span><text:span text:style-name="T7">data=x,</text:span><text:span text:style-name="T7"><text:tab/></text:span><text:span text:style-name="T7">q=x</text:span></text:p>
                <text:p><text:span text:style-name="T7">enable=0,</text:span><text:span text:style-name="T7"><text:tab/></text:span><text:span text:style-name="T7">data=0,</text:span><text:span text:style-name="T7"><text:tab/></text:span><text:span text:style-name="T7">q=x</text:span></text:p>
                <text:p><text:span text:style-name="T7">enable=0,</text:span><text:span text:style-name="T7"><text:tab/></text:span><text:span text:style-name="T7">data=z,</text:span><text:span text:style-name="T7"><text:tab/></text:span><text:span text:style-name="T7">q=x</text:span></text:p>
                <text:p><text:span text:style-name="T7">enable=0,</text:span><text:span text:style-name="T7"><text:tab/></text:span><text:span text:style-name="T7">data=1,</text:span><text:span text:style-name="T7"><text:tab/></text:span><text:span text:style-name="T7">q=x</text:span></text:p>
              </table:table-cell>
              <table:table-cell>
                <text:p><text:span text:style-name="T7">pas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1" draw:layer="layout" svg:width="4.418cm" svg:height="1.119cm" svg:x="8.45cm" svg:y="2.097cm">
          <draw:text-box>
            <text:p><text:span text:style-name="T1">Test ca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11:41:56.454557423</meta:creation-date>
    <dc:date>2016-11-14T16:03:40.242638224</dc:date>
    <meta:editing-duration>PT1H32M9S</meta:editing-duration>
    <meta:editing-cycles>16</meta:editing-cycles>
    <meta:generator>LibreOffice/4.3.7.2$Linux_X86_64 LibreOffice_project/430$Build-2</meta:generator>
    <meta:document-statistic meta:object-count="26"/>
  </office:meta>
</office:document-meta>
</file>